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1cm" table:align="center" style:shadow="none"/>
    </style:style>
    <style:style style:name="Table1.A" style:family="table-column">
      <style:table-column-properties style:column-width="6.689cm"/>
    </style:style>
    <style:style style:name="Table1.B" style:family="table-column">
      <style:table-column-properties style:column-width="6.669cm"/>
    </style:style>
    <style:style style:name="Table1.C" style:family="table-column">
      <style:table-column-properties style:column-width="6.652cm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2" style:family="table">
      <style:table-properties style:width="20.01cm" table:align="center" style:shadow="none"/>
    </style:style>
    <style:style style:name="Table2.A" style:family="table-column">
      <style:table-column-properties style:column-width="6.689cm"/>
    </style:style>
    <style:style style:name="Table2.B" style:family="table-column">
      <style:table-column-properties style:column-width="6.669cm"/>
    </style:style>
    <style:style style:name="Table2.C" style:family="table-column">
      <style:table-column-properties style:column-width="6.652cm"/>
    </style:style>
    <style:style style:name="Table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3" style:family="table">
      <style:table-properties style:width="20.01cm" table:align="center" style:shadow="none"/>
    </style:style>
    <style:style style:name="Table3.A" style:family="table-column">
      <style:table-column-properties style:column-width="6.689cm"/>
    </style:style>
    <style:style style:name="Table3.B" style:family="table-column">
      <style:table-column-properties style:column-width="6.669cm"/>
    </style:style>
    <style:style style:name="Table3.C" style:family="table-column">
      <style:table-column-properties style:column-width="6.652cm"/>
    </style:style>
    <style:style style:name="Table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C4" style:family="table-cell">
      <style:table-cell-properties fo:padding="0.097cm" fo:border="none"/>
    </style:style>
    <style:style style:name="Table4" style:family="table">
      <style:table-properties style:width="20.01cm" table:align="center" style:shadow="none"/>
    </style:style>
    <style:style style:name="Table4.A" style:family="table-column">
      <style:table-column-properties style:column-width="6.689cm"/>
    </style:style>
    <style:style style:name="Table4.B" style:family="table-column">
      <style:table-column-properties style:column-width="6.669cm"/>
    </style:style>
    <style:style style:name="Table4.C" style:family="table-column">
      <style:table-column-properties style:column-width="6.652cm"/>
    </style:style>
    <style:style style:name="Table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4.B4" style:family="table-cell">
      <style:table-cell-properties fo:padding="0.097cm" fo:border="none"/>
    </style:style>
    <style:style style:name="Table4.C4" style:family="table-cell">
      <style:table-cell-properties fo:padding="0.097cm" fo:border="none"/>
    </style:style>
    <style:style style:name="Table5" style:family="table">
      <style:table-properties style:width="20.01cm" table:align="center" style:shadow="none"/>
    </style:style>
    <style:style style:name="Table5.A" style:family="table-column">
      <style:table-column-properties style:column-width="6.689cm"/>
    </style:style>
    <style:style style:name="Table5.B" style:family="table-column">
      <style:table-column-properties style:column-width="6.669cm"/>
    </style:style>
    <style:style style:name="Table5.C" style:family="table-column">
      <style:table-column-properties style:column-width="6.652cm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.B1" style:family="table-cell">
      <style:table-cell-properties fo:padding="0.097cm" fo:border="none"/>
    </style:style>
    <style:style style:name="Table5.C1" style:family="table-cell">
      <style:table-cell-properties fo:padding="0.097cm" fo:border="none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="none"/>
    </style:style>
    <style:style style:name="Table5.A4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C4" style:family="table-cell">
      <style:table-cell-properties fo:padding="0.097cm" fo:border="none"/>
    </style:style>
    <style:style style:name="P1" style:family="paragraph" style:parent-style-name="Standard">
      <style:text-properties officeooo:paragraph-rsid="00022fbb"/>
    </style:style>
    <style:style style:name="P2" style:family="paragraph" style:parent-style-name="Table_20_Contents">
      <style:text-properties officeooo:rsid="00022fbb" officeooo:paragraph-rsid="00022fbb"/>
    </style:style>
    <style:style style:name="P3" style:family="paragraph" style:parent-style-name="Table_20_Contents">
      <style:paragraph-properties fo:text-align="center" style:justify-single-word="false"/>
      <style:text-properties style:font-name="Ubuntu Medium" officeooo:rsid="00022fbb" officeooo:paragraph-rsid="00022fbb"/>
    </style:style>
    <style:style style:name="P4" style:family="paragraph" style:parent-style-name="Table_20_Contents">
      <style:paragraph-properties fo:text-align="center" style:justify-single-word="false"/>
      <style:text-properties style:font-name="Ubuntu Medium" fo:font-size="8pt" officeooo:rsid="00022fbb" officeooo:paragraph-rsid="00022fbb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1.B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1.C1" office:value-type="string">
            <text:p text:style-name="P3">Individuals and interactions</text:p>
            <text:p text:style-name="P4">over</text:p>
            <text:p text:style-name="P3">processes and tools</text:p>
          </table:table-cell>
        </table:table-row>
        <table:table-row>
          <table:table-cell table:style-name="Table1.A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1.B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1.C2" office:value-type="string">
            <text:p text:style-name="P3">Working software</text:p>
            <text:p text:style-name="P4">over</text:p>
            <text:p text:style-name="P3">comprehensive documentation</text:p>
          </table:table-cell>
        </table:table-row>
        <table:table-row>
          <table:table-cell table:style-name="Table1.A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1.B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1.C3" office:value-type="string">
            <text:p text:style-name="P3">Customer collaboration</text:p>
            <text:p text:style-name="P4">over</text:p>
            <text:p text:style-name="P3">contract negotiation</text:p>
          </table:table-cell>
        </table:table-row>
        <table:table-row>
          <table:table-cell table:style-name="Table1.A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1.B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1.C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2.B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2.C1" office:value-type="string">
            <text:p text:style-name="P3">Individuals and interactions</text:p>
            <text:p text:style-name="P4">over</text:p>
            <text:p text:style-name="P3">processes and tools</text:p>
          </table:table-cell>
        </table:table-row>
        <table:table-row>
          <table:table-cell table:style-name="Table2.A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2.B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2.C2" office:value-type="string">
            <text:p text:style-name="P3">Working software</text:p>
            <text:p text:style-name="P4">over</text:p>
            <text:p text:style-name="P3">comprehensive documentation</text:p>
          </table:table-cell>
        </table:table-row>
        <table:table-row>
          <table:table-cell table:style-name="Table2.A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2.B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2.C3" office:value-type="string">
            <text:p text:style-name="P3">Customer collaboration</text:p>
            <text:p text:style-name="P4">over</text:p>
            <text:p text:style-name="P3">contract negotiation</text:p>
          </table:table-cell>
        </table:table-row>
        <table:table-row>
          <table:table-cell table:style-name="Table2.A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2.B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2.C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3.B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3.C1" office:value-type="string">
            <text:p text:style-name="P3">Individuals and interactions</text:p>
            <text:p text:style-name="P4">over</text:p>
            <text:p text:style-name="P3">processes and tools</text:p>
          </table:table-cell>
        </table:table-row>
        <table:table-row>
          <table:table-cell table:style-name="Table3.A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3.B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3.C2" office:value-type="string">
            <text:p text:style-name="P3">Working software</text:p>
            <text:p text:style-name="P4">over</text:p>
            <text:p text:style-name="P3">comprehensive documentation</text:p>
          </table:table-cell>
        </table:table-row>
        <table:table-row>
          <table:table-cell table:style-name="Table3.A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3.B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3.C3" office:value-type="string">
            <text:p text:style-name="P3">Customer collaboration</text:p>
            <text:p text:style-name="P4">over</text:p>
            <text:p text:style-name="P3">contract negotiation</text:p>
          </table:table-cell>
        </table:table-row>
        <table:table-row>
          <table:table-cell table:style-name="Table3.A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3.B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3.C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4.B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4.C1" office:value-type="string">
            <text:p text:style-name="P3">Individuals and interactions</text:p>
            <text:p text:style-name="P4">over</text:p>
            <text:p text:style-name="P3">processes and tools</text:p>
          </table:table-cell>
        </table:table-row>
        <table:table-row>
          <table:table-cell table:style-name="Table4.A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4.B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4.C2" office:value-type="string">
            <text:p text:style-name="P3">Working software</text:p>
            <text:p text:style-name="P4">over</text:p>
            <text:p text:style-name="P3">comprehensive documentation</text:p>
          </table:table-cell>
        </table:table-row>
        <table:table-row>
          <table:table-cell table:style-name="Table4.A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4.B3" office:value-type="string">
            <text:p text:style-name="P3">Customer collaboration</text:p>
            <text:p text:style-name="P4">over</text:p>
            <text:p text:style-name="P3">contract negotiation</text:p>
          </table:table-cell>
          <table:table-cell table:style-name="Table4.C3" office:value-type="string">
            <text:p text:style-name="P3">Customer collaboration</text:p>
            <text:p text:style-name="P4">over</text:p>
            <text:p text:style-name="P3">contract negotiation</text:p>
          </table:table-cell>
        </table:table-row>
        <table:table-row>
          <table:table-cell table:style-name="Table4.A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4.B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  <table:table-cell table:style-name="Table4.C4" office:value-type="string">
            <text:p text:style-name="P3">Responding to change</text:p>
            <text:p text:style-name="P3"><text:span text:style-name="T1">over</text:span> </text:p>
            <text:p text:style-name="P3">following a plan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5.B1" office:value-type="string">
            <text:p text:style-name="P3">Individuals and interactions</text:p>
            <text:p text:style-name="P4">over</text:p>
            <text:p text:style-name="P3">processes and tools</text:p>
          </table:table-cell>
          <table:table-cell table:style-name="Table5.C1" office:value-type="string">
            <text:p text:style-name="P3">Individuals and interactions</text:p>
            <text:p text:style-name="P4">over</text:p>
            <text:p text:style-name="P3">processes and tools</text:p>
          </table:table-cell>
        </table:table-row>
        <table:table-row>
          <table:table-cell table:style-name="Table5.A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5.B3" office:value-type="string">
            <text:p text:style-name="P3">Working software</text:p>
            <text:p text:style-name="P4">over</text:p>
            <text:p text:style-name="P3">comprehensive documentation</text:p>
          </table:table-cell>
          <table:table-cell table:style-name="Table5.C2" office:value-type="string">
            <text:p text:style-name="P3">Working software</text:p>
            <text:p text:style-name="P4">over</text:p>
            <text:p text:style-name="P3">comprehensive documentation</text:p>
          </table:table-cell>
        </table:table-row>
        <table:table-row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C3" office:value-type="string">
            <text:p text:style-name="P3"/>
          </table:table-cell>
        </table:table-row>
        <text:soft-page-break/>
        <table:table-row>
          <table:table-cell table:style-name="Table5.A4" office:value-type="string">
            <text:p text:style-name="P3"/>
          </table:table-cell>
          <table:table-cell table:style-name="Table5.B4" office:value-type="string">
            <text:p text:style-name="P3"/>
          </table:table-cell>
          <table:table-cell table:style-name="Table5.C4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pert </meta:initial-creator>
    <meta:creation-date>2015-02-25T11:28:32.151094781</meta:creation-date>
    <meta:generator>LibreOffice/4.3.3.2$Linux_X86_64 LibreOffice_project/430m0$Build-2</meta:generator>
    <dc:date>2015-02-25T11:47:11.954170897</dc:date>
    <dc:creator>rupert </dc:creator>
    <meta:editing-duration>PT18M40S</meta:editing-duration>
    <meta:editing-cycles>1</meta:editing-cycles>
    <meta:document-statistic meta:table-count="5" meta:image-count="0" meta:object-count="0" meta:page-count="2" meta:paragraph-count="162" meta:word-count="324" meta:character-count="2514" meta:non-whitespace-character-count="2340"/>
  </office:meta>
</office:document-meta>
</file>